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e11" officeooo:paragraph-rsid="00195e11"/>
    </style:style>
    <style:style style:name="P2" style:family="paragraph" style:parent-style-name="Text_20_body">
      <style:text-properties officeooo:paragraph-rsid="00195e11"/>
    </style:style>
    <style:style style:name="T1" style:family="text">
      <style:text-properties fo:background-color="#ffffa6" loext:char-shading-value="0"/>
    </style:style>
    <style:style style:name="T2" style:family="text">
      <style:text-properties officeooo:rsid="00195e11" fo:background-color="#ffffa6" loext:char-shading-value="0"/>
    </style:style>
    <style:style style:name="T3" style:family="text">
      <style:text-properties officeooo:rsid="00195e11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Preguntas de esta tarea</text:h>
      <text:p text:style-name="Text_20_body"/>
      <text:p text:style-name="Text_20_body">¿Cuántas tramas viajan hacia/desde la dirección IP 80.78.246.209?</text:p>
      <text:p text:style-name="Text_20_body"><text:tab/><text:span text:style-name="T2">Aplicamos filtro → ip.addr==80.78.246.209 → Viajan 32 tramas</text:span></text:p>
      <text:p text:style-name="Text_20_body"><text:tab/></text:p>
      <text:p text:style-name="Text_20_body">¿Cuántos paquetes DNS tiene este archivo?</text:p>
      <text:p text:style-name="P2"><text:span text:style-name="T3"><text:tab/></text:span><text:span text:style-name="T2">Aplicamos filtro → dns → devuelve 8 paquetes</text:span></text:p>
      <text:p text:style-name="P2"><text:span text:style-name="T2"/></text:p>
      <text:p text:style-name="Text_20_body">¿Cuántas tramas tienen el bit TCP SYN configurado en 1?</text:p>
      <text:p text:style-name="Text_20_body"><text:tab/><text:span text:style-name="T2">Aplicamos filtro → tcp.flags.syn == True → devuelve 12 tramas</text:span></text:p>
      <text:p text:style-name="Text_20_body"/>
      <text:p text:style-name="Text_20_body">¿Cuántas tramas contienen un TCP delta mayor a 1 segundo?</text:p>
      <text:p text:style-name="P1"><text:tab/><text:span text:style-name="T1">Aplicamos filtro → tcp.time_delta&gt;1 → devuelve 18 tram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8:50:37.123000000</meta:creation-date>
    <dc:date>2024-01-20T18:59:27.854000000</dc:date>
    <meta:editing-duration>PT8M50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72" meta:character-count="467" meta:non-whitespace-character-count="399"/>
  </office:meta>
</office:document-meta>
</file>